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2fe6" officeooo:paragraph-rsid="000b2fe6"/>
    </style:style>
    <style:style style:name="P2" style:family="paragraph" style:parent-style-name="Standard">
      <style:text-properties officeooo:rsid="000b2fe6" officeooo:paragraph-rsid="0012cf42"/>
    </style:style>
    <style:style style:name="P3" style:family="paragraph" style:parent-style-name="Standard">
      <style:text-properties officeooo:paragraph-rsid="000b2fe6"/>
    </style:style>
    <style:style style:name="P4" style:family="paragraph" style:parent-style-name="Standard">
      <style:text-properties officeooo:rsid="000c6172" officeooo:paragraph-rsid="000b2fe6"/>
    </style:style>
    <style:style style:name="P5" style:family="paragraph" style:parent-style-name="Standard">
      <style:text-properties officeooo:rsid="000c6172" officeooo:paragraph-rsid="000c6172"/>
    </style:style>
    <style:style style:name="P6" style:family="paragraph" style:parent-style-name="Standard">
      <style:text-properties officeooo:rsid="000f778e" officeooo:paragraph-rsid="000f778e"/>
    </style:style>
    <style:style style:name="P7" style:family="paragraph" style:parent-style-name="Standard">
      <style:text-properties officeooo:paragraph-rsid="0010b13a"/>
    </style:style>
    <style:style style:name="P8" style:family="paragraph" style:parent-style-name="Standard">
      <style:text-properties officeooo:paragraph-rsid="0010d4ea"/>
    </style:style>
    <style:style style:name="P9" style:family="paragraph" style:parent-style-name="Standard">
      <style:text-properties officeooo:rsid="0012cf42" officeooo:paragraph-rsid="0012cf42"/>
    </style:style>
    <style:style style:name="P10" style:family="paragraph" style:parent-style-name="Standard">
      <style:text-properties officeooo:rsid="0012cf42" officeooo:paragraph-rsid="00143345"/>
    </style:style>
    <style:style style:name="P11" style:family="paragraph" style:parent-style-name="Standard">
      <style:text-properties officeooo:rsid="0013c55a" officeooo:paragraph-rsid="00143345"/>
    </style:style>
    <style:style style:name="P12" style:family="paragraph" style:parent-style-name="Standard">
      <style:text-properties officeooo:paragraph-rsid="00143345"/>
    </style:style>
    <style:style style:name="P13" style:family="paragraph" style:parent-style-name="Standard">
      <style:text-properties officeooo:rsid="0014bb5d" officeooo:paragraph-rsid="0014bb5d"/>
    </style:style>
    <style:style style:name="P14" style:family="paragraph" style:parent-style-name="Standard">
      <style:text-properties officeooo:paragraph-rsid="000f778e"/>
    </style:style>
    <style:style style:name="P15" style:family="paragraph" style:parent-style-name="Standard">
      <style:text-properties officeooo:rsid="0010d4ea" officeooo:paragraph-rsid="0010d4ea"/>
    </style:style>
    <style:style style:name="P16" style:family="paragraph" style:parent-style-name="Standard">
      <style:text-properties officeooo:paragraph-rsid="001e2bd6"/>
    </style:style>
    <style:style style:name="T1" style:family="text">
      <style:text-properties officeooo:rsid="000b2fe6"/>
    </style:style>
    <style:style style:name="T2" style:family="text">
      <style:text-properties officeooo:rsid="000c6172"/>
    </style:style>
    <style:style style:name="T3" style:family="text">
      <style:text-properties officeooo:rsid="000d537a"/>
    </style:style>
    <style:style style:name="T4" style:family="text">
      <style:text-properties officeooo:rsid="000f3df8"/>
    </style:style>
    <style:style style:name="T5" style:family="text">
      <style:text-properties officeooo:rsid="000f778e"/>
    </style:style>
    <style:style style:name="T6" style:family="text">
      <style:text-properties officeooo:rsid="000f900a"/>
    </style:style>
    <style:style style:name="T7" style:family="text">
      <style:text-properties officeooo:rsid="0010b13a"/>
    </style:style>
    <style:style style:name="T8" style:family="text">
      <style:text-properties officeooo:rsid="0010d4ea"/>
    </style:style>
    <style:style style:name="T9" style:family="text">
      <style:text-properties officeooo:rsid="0012cf42"/>
    </style:style>
    <style:style style:name="T10" style:family="text">
      <style:text-properties officeooo:rsid="0013c55a"/>
    </style:style>
    <style:style style:name="T11" style:family="text">
      <style:text-properties officeooo:rsid="00143345"/>
    </style:style>
    <style:style style:name="T12" style:family="text">
      <style:text-properties officeooo:rsid="0014bb5d"/>
    </style:style>
    <style:style style:name="T13" style:family="text">
      <style:text-properties officeooo:rsid="0015baa5"/>
    </style:style>
    <style:style style:name="T14" style:family="text">
      <style:text-properties officeooo:rsid="0017da60"/>
    </style:style>
    <style:style style:name="T15" style:family="text">
      <style:text-properties officeooo:rsid="00198479"/>
    </style:style>
    <style:style style:name="T16" style:family="text">
      <style:text-properties officeooo:rsid="001a20da"/>
    </style:style>
    <style:style style:name="T17" style:family="text">
      <style:text-properties officeooo:rsid="001a6776"/>
    </style:style>
    <style:style style:name="T18" style:family="text">
      <style:text-properties officeooo:rsid="001b25dd"/>
    </style:style>
    <style:style style:name="T19" style:family="text">
      <style:text-properties officeooo:rsid="001b5e27"/>
    </style:style>
    <style:style style:name="T20" style:family="text">
      <style:text-properties officeooo:rsid="001e2b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Introduction :</text:p>
      <text:p text:style-name="P1"/>
      <text:p text:style-name="P1">Le sujet que n<text:span text:style-name="T12">ous allons</text:span> vous exposer aujourd’hui ce sont les nouvelles monnaies, et les enjeux macroéconomiques de ces nouvelles monnaies.</text:p>
      <text:p text:style-name="P3"/>
      <text:p text:style-name="P16"><text:span text:style-name="T20">Avant de parler des nouvelles monnaies, faisons un inventaire des monnaies existante.</text:span></text:p>
      <text:p text:style-name="P16"><text:span text:style-name="T3">On distingue </text:span><text:span text:style-name="T4">4 </text:span><text:span text:style-name="T3">grand types de monnaies, à savoir :</text:span></text:p>
      <text:p text:style-name="P7"><text:span text:style-name="T8">L</text:span><text:span text:style-name="T3">es monnaie</text:span><text:span text:style-name="T18">s</text:span><text:span text:style-name="T3"> </text:span><text:span text:style-name="T4">marchandise </text:span><text:span text:style-name="T6">(avec l</text:span><text:span text:style-name="T12">es </text:span><text:span text:style-name="T6">quelle</text:span><text:span text:style-name="T12">s</text:span><text:span text:style-name="T6"> on </text:span><text:span text:style-name="T7">faisait</text:span><text:span text:style-name="T6"> du troc).</text:span></text:p>
      <text:p text:style-name="P7"/>
      <text:p text:style-name="P7"><text:span text:style-name="T8">L</text:span><text:span text:style-name="T4">a monnaie </text:span><text:span text:style-name="T3">fiduciaire, </text:span><text:span text:style-name="T7">dans le mot fiduciaire il faut reperer le mot fiduc</text:span><text:span text:style-name="T19">i</text:span><text:span text:style-name="T7">e qui vient du latin et qui veut dire confiance, ce sont les monnaies qui n’ont aucune valeur en l’état, « </text:span><text:span text:style-name="T12">EN</text:span><text:span text:style-name="T7"> </text:span><text:span text:style-name="T12">GROS</text:span><text:span text:style-name="T7"> 100€ qu’est ce que c’est ? Bah </text:span><text:span text:style-name="T13">concretement </text:span><text:span text:style-name="T7">c’est de l’encre et du papier et </text:span><text:span text:style-name="T8">n’</text:span><text:span text:style-name="T7">a aucune valeur en l’état, mais nous faisons confiance à cette monnaie car elle à été produite par une banque à la quelle nous faisons confiance et nous </text:span><text:span text:style-name="T9">avons</text:span><text:span text:style-name="T7"> donc confiance à la valeur faciale de la monnaie </text:span><text:span text:style-name="T8">à savoir les 100€ inscrits sur la face du billet. »</text:span></text:p>
      <text:p text:style-name="P7"/>
      <text:p text:style-name="P8"><text:span text:style-name="T8">L</text:span><text:span text:style-name="T12">a </text:span><text:span text:style-name="T3">monnaie scripturale, </text:span><text:span text:style-name="T8">qui est une monnaie d’écriture, c’est celle qui est utilisée de plus en plus aujourd’hui elle représente les </text:span><text:span text:style-name="T7">chèque</text:span><text:span text:style-name="T13">s</text:span><text:span text:style-name="T7">, </text:span><text:span text:style-name="T8">les</text:span><text:span text:style-name="T7"> virements, </text:span><text:span text:style-name="T8">les </text:span><text:span text:style-name="T7">avis de prélèvement, </text:span><text:span text:style-name="T8">les </text:span><text:span text:style-name="T3">avoir bancaires </text:span><text:span text:style-name="T7">etc.</text:span><text:span text:style-name="T3"> </text:span><text:span text:style-name="T8">Il est important de préciser que ce type de monnaie est manipulée par des moyens </text:span><text:span text:style-name="T15">numeriques</text:span><text:span text:style-name="T8"> mais il ne s’agit pas de monnaies </text:span><text:span text:style-name="T15">numériques</text:span><text:span text:style-name="T8">.</text:span></text:p>
      <text:p text:style-name="P8"/>
      <text:p text:style-name="P8"><text:span text:style-name="T8">Enfin nous avons l</text:span><text:span text:style-name="T3">es monnaies numériques </text:span><text:span text:style-name="T8">ou electroniques. Ce sont les nouvelles monnaies virtuelles qui ne sont disponibles que sur des supports électroniques. Elles permettent d’effectuer des réglements mais ne sont pas libélés dans une unité de compte ayant un statut l’égal comme l’euro ou le dollar. Elles ne sont donc pas considérées officiellement comme des monnaies</text:span></text:p>
      <text:p text:style-name="P15">(même si il y a une traçabilité des transactions avec la block chain).</text:p>
      <text:p text:style-name="P15"/>
      <text:p text:style-name="P3"/>
      <text:p text:style-name="P3"><text:span text:style-name="T3">Alors voila, l</text:span><text:span text:style-name="T1">a derniere séance </text:span><text:span text:style-name="T3">nous avons</text:span><text:span text:style-name="T1"> parler des cryptomonnaies qui fait partie de</text:span><text:span text:style-name="T2">s</text:span><text:span text:style-name="T1"> nouvelles monnaies </text:span><text:span text:style-name="T2">numériques</text:span><text:span text:style-name="T1">, il y aura donc quelques points en commun </text:span><text:span text:style-name="T8">dans la suite de l’exposé</text:span><text:span text:style-name="T1">, mais </text:span><text:span text:style-name="T5">nous nous plaçons dans un point de vue </text:span><text:span text:style-name="T3">plus </text:span><text:span text:style-name="T1">général</text:span><text:span text:style-name="T3">e </text:span><text:span text:style-name="T5">à savoir un</text:span><text:span text:style-name="T19">e</text:span><text:span text:style-name="T5"> vision d’ensemble et donc une vision macroéconomique</text:span><text:span text:style-name="T3">.</text:span></text:p>
      <text:p text:style-name="P5"/>
      <text:p text:style-name="P14"><text:span text:style-name="T12">Dans ces conditions i</text:span>l est alors légitime se demander <text:span text:style-name="T19">quel impact a la création de nouvelles monnaies et leur entrée en circulation sur la société</text:span>?</text:p>
      <text:p text:style-name="P1"/>
      <text:p text:style-name="P1">Dans un premier temps on parlera donc de l’histoire de la monnaie, ce que c’est, comment sont-elles apparues <text:span text:style-name="T9">et c</text:span>omment ont-t-elles évoluées au cours du temps ?</text:p>
      <text:p text:style-name="P1"/>
      <text:p text:style-name="P1">Ensuite dans une deuxième partie on vera quelles sont <text:span text:style-name="T5">ce</text:span>s nouvelles monnaies <text:span text:style-name="T5">à savoir les monnaies numériques</text:span>.</text:p>
      <text:p text:style-name="P1"/>
      <text:p text:style-name="P1">Finalement dans la dernière partie on vera l’impact de ces nouvelles monnaies sur notre société <text:span text:style-name="T5">et donc les conséquences sur l’économie actuel</text:span><text:span text:style-name="T12">le</text:span>.</text:p>
      <text:p text:style-name="P1"/>
      <text:p text:style-name="P6">Je laisse maintenant la parole à Dilip qui va vous exposer la première partie.</text:p>
      <text:p text:style-name="P6"/>
      <text:p text:style-name="P6"/>
      <text:p text:style-name="P6"/>
      <text:p text:style-name="P6"/>
      <text:p text:style-name="P6"/>
      <text:p text:style-name="P6"><text:soft-page-break/></text:p>
      <text:p text:style-name="P6"/>
      <text:p text:style-name="P13">Conclusion :</text:p>
      <text:p text:style-name="P9"/>
      <text:p text:style-name="P9">Alors pour conclure.</text:p>
      <text:p text:style-name="P9"/>
      <text:p text:style-name="P10">Nous avons vu dans la première partie que la monnaie est un outil que l’on a créer pour faire des échanges.</text:p>
      <text:p text:style-name="P10"/>
      <text:p text:style-name="P10"><text:span text:style-name="T11">E</text:span>lles sont apparues avec le besoin de faire des echanges à plus ou moins grande échelle et qu’elles ont évolu<text:span text:style-name="T11">ée</text:span> au fil du temps en prenant de differentes formes pouvant aller de quelques grammes <text:span text:style-name="T11">de </text:span>matières premières comme l’or ou l’argent, jusqu’à devenir des billets et ensuite devenir totalement électronique.</text:p>
      <text:p text:style-name="P10"/>
      <text:p text:style-name="P9">Ensuite nous avons vu dans la deuxième partie <text:span text:style-name="T10">les nouvelles monnaies numériques </text:span><text:span text:style-name="T11">et qu’il s’agit pour la plus part des monnaies complémentaires.</text:span></text:p>
      <text:p text:style-name="P9"/>
      <text:p text:style-name="P11">Finalement nous avons vu leur impact sur l’économie. <text:span text:style-name="T11">En effet </text:span><text:span text:style-name="T9">aucune société ne fonctionne sans monaie </text:span><text:span text:style-name="T17">souveraine</text:span><text:span text:style-name="T9">. </text:span></text:p>
      <text:p text:style-name="P11"><text:span text:style-name="T11">Les </text:span>atouts d’<text:span text:style-name="T11">une</text:span> monnaie souveraine <text:span text:style-name="T11">sont :</text:span></text:p>
      <text:p text:style-name="P10"><text:tab/>-<text:span text:style-name="T11">La r</text:span><text:span text:style-name="T10">egulation et </text:span><text:span text:style-name="T11">la </text:span><text:span text:style-name="T10">sécurité.</text:span></text:p>
      <text:p text:style-name="P10"><text:tab/>-<text:span text:style-name="T11">La c</text:span><text:span text:style-name="T10">onvertibilité et </text:span><text:span text:style-name="T11">la </text:span><text:span text:style-name="T10">liquidité.</text:span></text:p>
      <text:p text:style-name="P12"><text:span text:style-name="T12">Tandis que</text:span><text:span text:style-name="T11"> l</text:span><text:span text:style-name="T10">es faiblesses </text:span><text:span text:style-name="T11">sont :</text:span></text:p>
      <text:p text:style-name="P10"><text:tab/>-<text:span text:style-name="T11">Les m</text:span><text:span text:style-name="T10">écanisme de spéculation.</text:span></text:p>
      <text:p text:style-name="P10"><text:tab/>-<text:span text:style-name="T11">Le c</text:span><text:span text:style-name="T10">o</text:span><text:span text:style-name="T12">û</text:span><text:span text:style-name="T10">t de fonctionnement.</text:span></text:p>
      <text:p text:style-name="P11"><text:span text:style-name="T9"><text:tab/>-</text:span><text:span text:style-name="T11">La d</text:span>ifficultés d’accès en fonction du lieu ou de la période.</text:p>
      <text:p text:style-name="P11"/>
      <text:p text:style-name="P11"><text:span text:style-name="T11">L</text:span>es monaies complémentaires <text:span text:style-name="T11">quant à elles </text:span>ne pourront pas substituer les monnaies souvraines car <text:span text:style-name="T11">on ne peut faire de prêt et </text:span>leur masse monétaire n’est pas <text:span text:style-name="T11">as</text:span>sez importante comparée à la masse monétaire des monnaies souveraines <text:span text:style-name="T12">telles que l’Euro ou le Dollar</text:span>.</text:p>
      <text:p text:style-name="P9"/>
      <text:p text:style-name="P9"/>
      <text:p text:style-name="P9"/>
      <text:p text:style-name="P9"/>
      <text:p text:style-name="P2"/>
      <text:p text:style-name="P1"/>
      <text:p text:style-name="P1"/>
      <text:p text:style-name="P1"/>
      <text:p text:style-name="P1"/>
      <text:p text:style-name="P1"/>
      <text:p text:style-name="P1"/>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13:42:30.199086882</meta:creation-date>
    <dc:date>2021-11-11T16:42:16.088939664</dc:date>
    <meta:editing-duration>P1DT1H17M8S</meta:editing-duration>
    <meta:editing-cycles>4</meta:editing-cycles>
    <meta:generator>LibreOffice/6.4.7.2$Linux_X86_64 LibreOffice_project/40$Build-2</meta:generator>
    <meta:document-statistic meta:table-count="0" meta:image-count="0" meta:object-count="0" meta:page-count="2" meta:paragraph-count="29" meta:word-count="635" meta:character-count="3848" meta:non-whitespace-character-count="3236"/>
  </office:meta>
</office:document-meta>
</file>